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style:font-name-asian="Times New Roman" style:font-name-complex="Times New Roman"/>
    </style:style>
    <style:style style:name="P2" style:family="paragraph" style:parent-style-name="Standard" style:list-style-name="L1"/>
    <style:style style:name="P3" style:family="paragraph">
      <style:paragraph-properties fo:text-align="center"/>
    </style:style>
    <text:list-style style:name="L1">
      <text:list-level-style-number text:level="1" text:style-name="Numbering_20_Symbols" style:num-prefix="(" style:num-suffix=")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center" draw:textarea-vertical-align="middle" style:run-through="foreground"/>
    </style:style>
    <style:style style:name="gr3" style:family="graphic">
      <style:graphic-properties draw:textarea-horizontal-align="center" draw:textarea-vertical-align="middle" style:run-through="foreground"/>
    </style:style>
    <style:style style:name="gr4" style:family="graphic">
      <style:graphic-properties draw:stroke="none" svg:stroke-color="#000000" draw:fill="none" draw:fill-color="#ffffff" fo:min-height="0.5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0.6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4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4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style:run-through="foreground"/>
    </style:style>
    <style:style style:name="gr13" style:family="graphic">
      <style:graphic-properties draw:stroke="dash" draw:stroke-dash="Ultrafine_20_Dashed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6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4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7" style:family="graphic">
      <style:graphic-properties draw:stroke="none" svg:stroke-color="#000000" draw:fill="none" draw:fill-color="#ffffff" fo:min-height="0.4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4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draw:stroke="none" svg:stroke-color="#000000" draw:fill="none" draw:fill-color="#ffffff" fo:min-height="0.57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draw:stroke="none" svg:stroke-color="#000000" draw:fill="none" draw:fill-color="#ffffff" fo:min-height="0.7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draw:stroke="dash" draw:stroke-dash="Ultrafine_20_Dashe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dash" draw:stroke-dash="Ultrafine_20_Dashed" draw:marker-start="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dash" draw:stroke-dash="Ultrafine_20_Dashed" svg:stroke-color="#ff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0.2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draw:stroke="none" svg:stroke-color="#000000" draw:fill="none" draw:fill-color="#ffffff" fo:min-height="0.4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0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9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0" style:family="graphic">
      <style:graphic-properties draw:stroke="none" svg:stroke-color="#000000" draw:fill="none" draw:fill-color="#ffffff" fo:min-height="0.4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1" style:family="graphic">
      <style:graphic-properties draw:stroke="none" svg:stroke-color="#000000" draw:fill="none" draw:fill-color="#ffffff" fo:min-height="0.2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2" style:family="graphic">
      <style:graphic-properties draw:stroke="none" svg:stroke-color="#000000" draw:fill="none" draw:fill-color="#ffffff" fo:min-height="0.53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3" style:family="graphic">
      <style:graphic-properties draw:stroke="dash" draw:stroke-dash="Ultrafine_20_Dashed" svg:stroke-color="#ff3366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4" style:family="graphic">
      <style:graphic-properties draw:stroke="none" svg:stroke-color="#000000" draw:fill="none" draw:fill-color="#ffffff" fo:min-height="0.8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5" style:family="graphic">
      <style:graphic-properties draw:stroke="none" svg:stroke-color="#000000" draw:fill="none" draw:fill-color="#ffffff" fo:min-height="0.247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数据结构：</text:p>
      <text:p text:style-name="Standard">typedef QVector&lt;QPoint&gt; CCurve; //一条等值线曲线的点集的坐标</text:p>
      <text:p text:style-name="Standard">typedef QVector&lt;CCurve*&gt; CCurveList; //等值线曲线链表(给定某值的等值线不限于一条)</text:p>
      <text:p text:style-name="Standard"/>
      <text:p text:style-name="Standard">struct CGridDataInfo</text:p>
      <text:p text:style-name="Standard">{<text:tab/>int rows;</text:p>
      <text:p text:style-name="Standard"><text:tab/>int cols;</text:p>
      <text:p text:style-name="Standard"><text:tab/>GEO_DATATYPE xMin;</text:p>
      <text:p text:style-name="Standard"><text:tab/>GEO_DATATYPE xMax;</text:p>
      <text:p text:style-name="Standard"><text:tab/>GEO_DATATYPE yMin;</text:p>
      <text:p text:style-name="Standard"><text:tab/>GEO_DATATYPE yMax;</text:p>
      <text:p text:style-name="Standard"><text:tab/>float zMin;</text:p>
      <text:p text:style-name="Standard"><text:tab/>float zMax;</text:p>
      <text:p text:style-name="Standard">};</text:p>
      <text:p text:style-name="Standard"/>
      <text:p text:style-name="Standard">1：已知 </text:p>
      <text:p text:style-name="Standard"><text:s text:c="10"/></text:p>
      <text:p text:style-name="Standard"><text:s text:c="5"/>1：等值线曲线链表 curveList;</text:p>
      <text:p text:style-name="Standard"><text:s text:c="5"/>2：等值线信息。</text:p>
      <text:p text:style-name="Standard"/>
      <text:p text:style-name="Standard">2：求等值线在QGraphicsView上的绘制算法，包括缩放情况</text:p>
      <text:p text:style-name="Standard"/>
      <text:p text:style-name="Standard"/>
      <text:p text:style-name="Standard"/>
      <text:p text:style-name="Standard">解析：</text:p>
      <text:p text:style-name="Standard"/>
      <text:p text:style-name="Standard">为了使绘制的图更加清楚，起先我们先绘制网格</text:p>
      <text:p text:style-name="Standard">1：整个绘制是在QGraphicsView的viewport上，包括缩放情况。</text:p>
      <text:p text:style-name="Standard"/>
      <text:list text:style-name="L1">
        <text:list-item>
          <text:p text:style-name="P2"><draw:frame text:anchor-type="paragraph" draw:z-index="4" draw:style-name="gr5" svg:width="0.867cm" svg:height="0.553cm" svg:x="10.582cm" svg:y="0.27cm"><draw:text-box><text:p>maxY</text:p></draw:text-box></draw:frame>完整情况：</text:p>
        </text:list-item>
      </text:list>
      <text:p text:style-name="Standard"><draw:g text:anchor-type="paragraph" draw:z-index="0" draw:style-name="gr1"><draw:rect draw:style-name="gr2" draw:text-style-name="P3" svg:width="6.968cm" svg:height="3.687cm" svg:x="4.464cm" svg:y="0.439cm"><text:p/></draw:rect><draw:line draw:style-name="gr3" draw:text-style-name="P3" svg:x1="5.163cm" svg:y1="0.439cm" svg:x2="5.163cm" svg:y2="4.109cm"><text:p/></draw:line><draw:line draw:style-name="gr3" draw:text-style-name="P3" svg:x1="5.847cm" svg:y1="0.439cm" svg:x2="5.847cm" svg:y2="4.109cm"><text:p/></draw:line><draw:line draw:style-name="gr3" draw:text-style-name="P3" svg:x1="6.657cm" svg:y1="0.439cm" svg:x2="6.657cm" svg:y2="4.109cm"><text:p/></draw:line><draw:line draw:style-name="gr3" draw:text-style-name="P3" svg:x1="7.468cm" svg:y1="0.439cm" svg:x2="7.468cm" svg:y2="4.109cm"><text:p/></draw:line><draw:line draw:style-name="gr3" draw:text-style-name="P3" svg:x1="8.334cm" svg:y1="0.439cm" svg:x2="8.334cm" svg:y2="4.109cm"><text:p/></draw:line><draw:line draw:style-name="gr3" draw:text-style-name="P3" svg:x1="9.091cm" svg:y1="0.439cm" svg:x2="9.091cm" svg:y2="4.109cm"><text:p/></draw:line><draw:line draw:style-name="gr3" draw:text-style-name="P3" svg:x1="9.865cm" svg:y1="0.439cm" svg:x2="9.865cm" svg:y2="4.109cm"><text:p/></draw:line><draw:line draw:style-name="gr3" draw:text-style-name="P3" svg:x1="10.657cm" svg:y1="0.439cm" svg:x2="10.657cm" svg:y2="4.109cm"><text:p/></draw:line><draw:line draw:style-name="gr3" draw:text-style-name="P3" svg:x1="4.464cm" svg:y1="1.099cm" svg:x2="11.431cm" svg:y2="1.099cm"><text:p/></draw:line><draw:line draw:style-name="gr3" draw:text-style-name="P3" svg:x1="4.464cm" svg:y1="1.794cm" svg:x2="11.431cm" svg:y2="1.794cm"><text:p/></draw:line><draw:line draw:style-name="gr3" draw:text-style-name="P3" svg:x1="4.464cm" svg:y1="2.473cm" svg:x2="11.431cm" svg:y2="2.473cm"><text:p/></draw:line><draw:line draw:style-name="gr3" draw:text-style-name="P3" svg:x1="4.464cm" svg:y1="3.221cm" svg:x2="11.431cm" svg:y2="3.221cm"><text:p/></draw:line></draw:g><draw:frame text:anchor-type="paragraph" draw:z-index="2" draw:style-name="gr5" svg:width="1.216cm" svg:height="0.553cm" svg:x="11.783cm" svg:y="0.513cm"><draw:text-box><text:p>MaxX</text:p></draw:text-box></draw:frame></text:p>
      <text:p text:style-name="Standard"><draw:g text:anchor-type="paragraph" draw:z-index="12" draw:style-name="gr1"><draw:g draw:style-name="gr12"><draw:path draw:style-name="gr3" draw:text-style-name="P3" svg:width="1.262cm" svg:height="2.44cm" svg:x="4.464cm" svg:y="0.652cm" svg:viewBox="0 0 1263 2441" svg:d="m0 2426c185-30 455 106 552-109 185-410 369 125 554-111 113-145 222-369 109-554-99-164-128-358-109-552s56-381 129-554c113-270-189-397-351-461-173-67-365-121-552-54l-186 37-146 37"><text:p/></draw:path><draw:path draw:style-name="gr3" draw:text-style-name="P3" svg:width="4.189cm" svg:height="2.623cm" svg:x="7.239cm" svg:y="0.897cm" svg:viewBox="0 0 4190 2624" svg:d="m724 2624c-233-164-358-423-480-663-92-182-201-369-220-572-19-197-69-421 74-589 136-160 370-141 571-185 304-67 342 227 478 369 182 188 425 284 665 351 189 52 397 107 589 54 228-62 334-317 443-534 114-226 256-457 497-572 184-87 314-328 553-277l185 57 111 35"><text:p/></draw:path><draw:path draw:style-name="gr3" draw:text-style-name="P3" svg:width="2.785cm" svg:height="1.105cm" svg:x="8.643cm" svg:y="2.471cm" svg:viewBox="0 0 2786 1106" svg:d="m112 1106c93-213-187-342-92-552 112-247 362-136 554-148 190-13 379 77 571 93 184 15 401 27 552-111 162-147 378-205 554-332l184-56h185l166 19"><text:p/></draw:path><draw:path draw:style-name="gr3" draw:text-style-name="P3" svg:width="1.705cm" svg:height="0.854cm" svg:x="7.732cm" svg:y="0.307cm" svg:viewBox="0 0 1706 855" svg:d="m637 98c-155-157-435-116-553 55-110 159-133 420 56 554 161 114 363 129 552 146 215 20 427-81 572-220 154-149 464-124 442-406-21-289-379-236-497-111-224 237-339-110-554-18l-55-17"><text:p/></draw:path></draw:g><draw:circle draw:style-name="gr3" draw:text-style-name="P3" svg:width="0.003cm" svg:height="0.003cm" svg:x="7.699cm" svg:y="1.542cm"><text:p/></draw:circle><draw:circle draw:style-name="gr3" draw:text-style-name="P3" svg:width="0.204cm" svg:height="0.204cm" svg:x="7.607cm" svg:y="1.487cm"><text:p/></draw:circle></draw:g><draw:line text:anchor-type="paragraph" draw:z-index="6" draw:style-name="gr8" draw:text-style-name="P3" svg:x1="4.307cm" svg:y1="0.125cm" svg:x2="3.681cm" svg:y2="0.64cm"><text:p/></draw:line></text:p>
      <text:p text:style-name="Standard"><draw:frame text:anchor-type="paragraph" draw:z-index="7" draw:style-name="gr9" svg:width="1.659cm" svg:height="0.553cm" svg:x="2.023cm" svg:y="0.09cm"><draw:text-box><text:p>v(0,0)</text:p></draw:text-box></draw:frame></text:p>
      <text:p text:style-name="Standard"><draw:line text:anchor-type="paragraph" draw:z-index="10" draw:style-name="gr8" draw:text-style-name="P3" svg:x1="7.699cm" svg:y1="0.441cm" svg:x2="8.731cm" svg:y2="4.367cm"><text:p/></draw:line><draw:frame text:anchor-type="paragraph" draw:z-index="3" draw:style-name="gr6" svg:width="5.301cm" svg:height="1.103cm" svg:x="11.615cm" svg:y="0.288cm"><draw:text-box><text:p>Viewport（scene坐标体系）</text:p><text:p/></draw:text-box></draw:frame></text:p>
      <text:p text:style-name="Standard"/>
      <text:p text:style-name="Standard"/>
      <text:p text:style-name="Standard"><draw:frame text:anchor-type="paragraph" draw:z-index="5" draw:style-name="gr7" svg:width="0.996cm" svg:height="0.553cm" svg:x="3.046cm" svg:y="0.383cm"><draw:text-box><text:p>MinY</text:p></draw:text-box></draw:frame></text:p>
      <text:p text:style-name="Standard"><draw:frame text:anchor-type="paragraph" draw:z-index="9" draw:style-name="gr10" svg:width="3.172cm" svg:height="0.553cm" svg:x="12.735cm" svg:y="0.254cm"><draw:text-box><text:p>(width,height)</text:p></draw:text-box></draw:frame><draw:line text:anchor-type="paragraph" draw:z-index="8" draw:style-name="gr8" draw:text-style-name="P3" svg:x1="11.571cm" svg:y1="0.307cm" svg:x2="12.495cm" svg:y2="0.439cm"><text:p/></draw:line></text:p>
      <text:p text:style-name="Standard"><draw:frame text:anchor-type="paragraph" draw:z-index="1" draw:style-name="gr4" svg:width="1.124cm" svg:height="0.553cm" svg:x="3.893cm" svg:y="0.166cm"><draw:text-box><text:p>minX</text:p></draw:text-box></draw:frame></text:p>
      <text:p text:style-name="Standard"><text:s text:c="3"/></text:p>
      <text:p text:style-name="Standard"><draw:frame text:anchor-type="paragraph" draw:z-index="11" draw:style-name="gr11" svg:width="1.715cm" svg:height="0.63cm" svg:x="8.825cm" svg:y="0.325cm"><draw:text-box><text:p>(cx,cy) </text:p></draw:text-box></draw:frame></text:p>
      <text:p text:style-name="Standard"/>
      <text:p text:style-name="Standard"/>
      <text:p text:style-name="Standard"><text:s text:c="5"/>1 将网格分成rows-1，cols-1等分。</text:p>
      <text:p text:style-name="Standard"><text:s text:c="12"/>每一等分的横向间隔是 viewport.width / (rows-1)</text:p>
      <text:p text:style-name="Standard"><text:s text:c="12"/>每一等分的纵向间隔是 viewport.height / (cols-1)</text:p>
      <text:p text:style-name="Standard"/>
      <text:p text:style-name="Standard"><text:soft-page-break/><text:s text:c="5"/>2 在完整绘制情况下，viewport的（0，0）点等于等值线坐标系中的（minX,maxY)点。</text:p>
      <text:p text:style-name="Standard"><text:s text:c="5"/>viewport的（width，height）点等于等值线坐标系中的（maxX,minY)点。所以在等值线坐标</text:p>
      <text:p text:style-name="Standard"><text:s text:c="5"/>(cx,cy)和viewport坐标(sx,sy)之间有个转换.</text:p>
      <text:p text:style-name="Standard"/>
      <text:p text:style-name="Standard"><text:s text:c="7"/>转换关系为：</text:p>
      <text:p text:style-name="Standard"><text:s text:c="13"/>(maxX– minX)/width = (cx – minX) /(sx -0) <text:s text:c="7"/></text:p>
      <text:p text:style-name="Standard"><text:s text:c="13"/>(maxY- minY)/height= (cy – minY) /(height - sy)</text:p>
      <text:p text:style-name="Standard"/>
      <text:p text:style-name="Standard"/>
      <text:p text:style-name="P1"><text:s/>-- &gt;</text:p>
      <text:p text:style-name="P1"><text:s text:c="16"/>sx = <text:s/>(cx -minX)*width/(maxX – minX)=(cx-minX)/(maxX – minX) * width</text:p>
      <text:p text:style-name="P1"><text:s text:c="16"/>sy = height- (y – minY)*height/(maxY – minY)</text:p>
      <text:p text:style-name="P1"><text:s text:c="26"/>= <text:s/>height – (y-minY)/(maxY – minY)*height</text:p>
      <text:p text:style-name="P1"/>
      <text:p text:style-name="P1">-- &gt; <text:s text:c="12"/>0&lt;= sx&lt;=width</text:p>
      <text:p text:style-name="P1"><text:s text:c="21"/>0&lt;= sy&lt;=height</text:p>
      <text:p text:style-name="Standard"><text:s text:c="6"/>开始时把所有的点全部经过上诉过程转换成viewport坐标(即scene坐标体系）。</text:p>
      <text:p text:style-name="Standard"/>
      <text:p text:style-name="Standard"><text:s text:c="5"/>3：绘制函数所需要的一个参数clipRect。</text:p>
      <text:p text:style-name="Standard"><text:s text:c="10"/></text:p>
      <text:p text:style-name="Standard"><text:s text:c="10"/>clipRect 的坐标是scene中的坐标。 <text:s text:c="4"/></text:p>
      <text:p text:style-name="Standard"><text:s text:c="9"/>在完全绘制时候，此时clipRect的值为（ 0，0 <text:s/>width*height)。</text:p>
      <text:p text:style-name="Standard"/>
      <text:p text:style-name="Standard"><text:s text:c="11"/></text:p>
      <text:p text:style-name="Standard"><draw:g text:anchor-type="paragraph" draw:z-index="14" draw:style-name="gr1"><draw:rect draw:style-name="gr2" draw:text-style-name="P3" svg:width="6.968cm" svg:height="3.687cm" svg:x="4.463cm" svg:y="0.439cm"><text:p/></draw:rect><draw:line draw:style-name="gr2" draw:text-style-name="P3" svg:x1="5.163cm" svg:y1="0.439cm" svg:x2="5.163cm" svg:y2="4.109cm"><text:p/></draw:line><draw:line draw:style-name="gr2" draw:text-style-name="P3" svg:x1="5.845cm" svg:y1="0.439cm" svg:x2="5.845cm" svg:y2="4.109cm"><text:p/></draw:line><draw:line draw:style-name="gr2" draw:text-style-name="P3" svg:x1="6.657cm" svg:y1="0.439cm" svg:x2="6.657cm" svg:y2="4.109cm"><text:p/></draw:line><draw:line draw:style-name="gr2" draw:text-style-name="P3" svg:x1="7.466cm" svg:y1="0.439cm" svg:x2="7.466cm" svg:y2="4.109cm"><text:p/></draw:line><draw:line draw:style-name="gr2" draw:text-style-name="P3" svg:x1="8.332cm" svg:y1="0.439cm" svg:x2="8.332cm" svg:y2="4.109cm"><text:p/></draw:line><draw:line draw:style-name="gr2" draw:text-style-name="P3" svg:x1="9.091cm" svg:y1="0.439cm" svg:x2="9.091cm" svg:y2="4.109cm"><text:p/></draw:line><draw:line draw:style-name="gr2" draw:text-style-name="P3" svg:x1="9.863cm" svg:y1="0.439cm" svg:x2="9.863cm" svg:y2="4.109cm"><text:p/></draw:line><draw:line draw:style-name="gr2" draw:text-style-name="P3" svg:x1="10.655cm" svg:y1="0.439cm" svg:x2="10.655cm" svg:y2="4.109cm"><text:p/></draw:line><draw:line draw:style-name="gr2" draw:text-style-name="P3" svg:x1="4.462cm" svg:y1="1.099cm" svg:x2="11.429cm" svg:y2="1.099cm"><text:p/></draw:line><draw:line draw:style-name="gr2" draw:text-style-name="P3" svg:x1="4.462cm" svg:y1="1.794cm" svg:x2="11.429cm" svg:y2="1.794cm"><text:p/></draw:line><draw:line draw:style-name="gr2" draw:text-style-name="P3" svg:x1="4.462cm" svg:y1="2.473cm" svg:x2="11.429cm" svg:y2="2.473cm"><text:p/></draw:line><draw:line draw:style-name="gr2" draw:text-style-name="P3" svg:x1="4.462cm" svg:y1="3.221cm" svg:x2="11.429cm" svg:y2="3.221cm"><text:p/></draw:line></draw:g><draw:frame text:anchor-type="paragraph" draw:z-index="22" draw:style-name="gr16" svg:width="0.498cm" svg:height="0.553cm" svg:x="7.643cm" svg:y="0.543cm"><draw:text-box><text:p>1</text:p></draw:text-box></draw:frame></text:p>
      <text:p text:style-name="Standard"><draw:g text:anchor-type="paragraph" draw:z-index="13" draw:style-name="gr1"><draw:g draw:style-name="gr12"><draw:path draw:style-name="gr3" draw:text-style-name="P3" svg:width="1.262cm" svg:height="2.438cm" svg:x="4.464cm" svg:y="0.652cm" svg:viewBox="0 0 1263 2439" svg:d="m0 2424c185-30 455 106 552-109 185-409 369 125 554-111 113-144 222-368 109-553-99-164-128-358-109-552s56-381 129-554c113-269-189-396-351-460-173-67-365-121-552-54l-186 37-146 37"><text:p/></draw:path><draw:path draw:style-name="gr3" draw:text-style-name="P3" svg:width="4.189cm" svg:height="2.622cm" svg:x="7.239cm" svg:y="0.897cm" svg:viewBox="0 0 4190 2623" svg:d="m724 2623c-233-164-358-423-480-663-92-182-201-369-220-571-19-197-69-421 74-589 136-160 370-141 571-185 304-67 342 227 478 369 182 188 425 284 665 351 189 52 397 107 589 54 228-62 334-317 443-534 114-226 256-457 497-572 184-87 314-328 553-277l185 57 111 35"><text:p/></draw:path><draw:path draw:style-name="gr3" draw:text-style-name="P3" svg:width="2.785cm" svg:height="1.104cm" svg:x="8.643cm" svg:y="2.471cm" svg:viewBox="0 0 2786 1105" svg:d="m112 1105c93-212-187-341-92-551 112-247 362-136 554-148 190-13 379 77 571 93 184 15 401 27 552-111 162-147 378-205 554-332l184-56h185l166 19"><text:p/></draw:path><draw:path draw:style-name="gr3" draw:text-style-name="P3" svg:width="1.705cm" svg:height="0.854cm" svg:x="7.732cm" svg:y="0.307cm" svg:viewBox="0 0 1706 855" svg:d="m637 98c-155-157-435-116-553 55-110 159-133 420 56 554 161 114 363 129 552 146 215 20 427-81 572-220 154-149 464-124 442-406-21-289-379-236-497-111-224 237-339-110-554-18l-55-17"><text:p/></draw:path></draw:g><draw:circle draw:style-name="gr3" draw:text-style-name="P3" svg:width="0.003cm" svg:height="0.003cm" svg:x="7.699cm" svg:y="1.542cm"><text:p/></draw:circle><draw:circle draw:style-name="gr3" draw:text-style-name="P3" svg:width="0.204cm" svg:height="0.204cm" svg:x="7.607cm" svg:y="1.487cm"><text:p/></draw:circle></draw:g><draw:frame text:anchor-type="paragraph" draw:z-index="25" draw:style-name="gr18" svg:width="0.609cm" svg:height="0.553cm" svg:x="4.785cm" svg:y="0.549cm"><draw:text-box><text:p>4</text:p></draw:text-box></draw:frame><draw:frame text:anchor-type="paragraph" draw:z-index="24" draw:style-name="gr17" svg:width="0.646cm" svg:height="0.553cm" svg:x="9.338cm" svg:y="2.671cm"><draw:text-box><text:p>3</text:p></draw:text-box></draw:frame><draw:frame text:anchor-type="paragraph" draw:z-index="23" draw:style-name="gr16" svg:width="0.498cm" svg:height="0.553cm" svg:x="6.969cm" svg:y="1.868cm"><draw:text-box><text:p>2</text:p></draw:text-box></draw:frame><draw:line text:anchor-type="paragraph" draw:z-index="16" draw:style-name="gr8" draw:text-style-name="P3" svg:x1="6.077cm" svg:y1="3.216cm" svg:x2="5.468cm" svg:y2="5.28cm"><text:p/></draw:line><draw:rect text:anchor-type="paragraph" draw:z-index="15" draw:style-name="gr13" draw:text-style-name="P3" svg:width="4.433cm" svg:height="2.507cm" svg:x="6.077cm" svg:y="0.709cm"><text:p/></draw:rect></text:p>
      <text:p text:style-name="Standard"><draw:line text:anchor-type="paragraph" draw:z-index="20" draw:style-name="gr8" draw:text-style-name="P3" svg:x1="10.509cm" svg:y1="0.159cm" svg:x2="12.158cm" svg:y2="0.157cm"><text:p/></draw:line><draw:frame text:anchor-type="paragraph" draw:z-index="21" draw:style-name="gr15" svg:width="2.913cm" svg:height="0.683cm" svg:x="12.158cm" svg:y="0.159cm"><draw:text-box><text:p>(x2,y2)</text:p></draw:text-box></draw:frame></text:p>
      <text:p text:style-name="Standard"/>
      <text:p text:style-name="Standard"/>
      <text:p text:style-name="Standard"/>
      <text:p text:style-name="Standard"><draw:line text:anchor-type="paragraph" draw:z-index="18" draw:style-name="gr8" draw:text-style-name="P3" svg:x1="6.077cm" svg:y1="0.464cm" svg:x2="6.077cm" svg:y2="1.621cm"><text:p/></draw:line></text:p>
      <text:p text:style-name="Standard"/>
      <text:p text:style-name="Standard"><draw:frame text:anchor-type="paragraph" draw:z-index="19" draw:style-name="gr15" svg:width="2.433cm" svg:height="0.683cm" svg:x="5.948cm" svg:y="0.52cm"><draw:text-box><text:p>（x1,y1)</text:p></draw:text-box></draw:frame></text:p>
      <text:p text:style-name="Standard"/>
      <text:p text:style-name="Standard"><draw:frame text:anchor-type="paragraph" draw:z-index="17" draw:style-name="gr14" svg:width="7.042cm" svg:height="0.627cm" svg:x="5.08cm" svg:y="0.326cm"><draw:text-box><text:p>clipRect,下一次要转换成的viewport</text:p></draw:text-box></draw:frame></text:p>
      <text:p text:style-name="Standard"/>
      <text:p text:style-name="Standard"/>
      <text:p text:style-name="Standard"><text:s text:c="9"/>由图可看出，等值线 1 ，2 ，3 和clipRect相交。所以我们只是画出等值线1，2，3。</text:p>
      <text:p text:style-name="Standard"><text:s text:c="5"/>又由图可以看出，我们只能画出等值线与clipRect相交的部分。</text:p>
      <text:p text:style-name="Standard"/>
      <text:p text:style-name="Standard"/>
      <text:p text:style-name="Standard"><draw:frame text:anchor-type="paragraph" draw:z-index="44" draw:style-name="gr20" svg:width="1.955cm" svg:height="0.572cm" svg:x="13.34cm" svg:y="2.314cm"><draw:text-box><text:p>clipRect</text:p></draw:text-box></draw:frame><draw:line text:anchor-type="paragraph" draw:z-index="43" draw:style-name="gr8" draw:text-style-name="P3" svg:x1="9.765cm" svg:y1="3.217cm" svg:x2="13.083cm" svg:y2="2.148cm"><text:p/></draw:line><draw:rect text:anchor-type="paragraph" draw:z-index="42" draw:style-name="gr13" draw:text-style-name="P3" svg:width="2.213cm" svg:height="2.359cm" svg:x="7.553cm" svg:y="1.706cm"><text:p/></draw:rect><draw:line text:anchor-type="paragraph" draw:z-index="41" draw:style-name="gr8" draw:text-style-name="P3" svg:x1="10.317cm" svg:y1="1.89cm" svg:x2="11.515cm" svg:y2="1.595cm"><text:p/></draw:line><draw:line text:anchor-type="paragraph" draw:z-index="40" draw:style-name="gr8" draw:text-style-name="P3" svg:x1="9.248cm" svg:y1="1.834cm" svg:x2="10.317cm" svg:y2="1.889cm"><text:p/></draw:line><draw:line text:anchor-type="paragraph" draw:z-index="39" draw:style-name="gr8" draw:text-style-name="P3" svg:x1="8.879cm" svg:y1="2.368cm" svg:x2="9.248cm" svg:y2="1.834cm"><text:p/></draw:line><draw:line text:anchor-type="paragraph" draw:z-index="38" draw:style-name="gr8" draw:text-style-name="P3" svg:x1="8.751cm" svg:y1="3.42cm" svg:x2="8.88cm" svg:y2="2.369cm"><text:p/></draw:line><draw:line text:anchor-type="paragraph" draw:z-index="37" draw:style-name="gr8" draw:text-style-name="P3" svg:x1="8.162cm" svg:y1="3.935cm" svg:x2="8.751cm" svg:y2="3.42cm"><text:p/></draw:line><draw:line text:anchor-type="paragraph" draw:z-index="36" draw:style-name="gr8" draw:text-style-name="P3" svg:x1="7.108cm" svg:y1="3.806cm" svg:x2="8.161cm" svg:y2="3.935cm"><text:p/></draw:line><draw:line text:anchor-type="paragraph" draw:z-index="35" draw:style-name="gr8" draw:text-style-name="P3" svg:x1="6.299cm" svg:y1="4.469cm" svg:x2="7.109cm" svg:y2="3.806cm"><text:p/></draw:line><draw:line text:anchor-type="paragraph" draw:z-index="34" draw:style-name="gr8" draw:text-style-name="P3" svg:x1="4.99cm" svg:y1="3.42cm" svg:x2="11.515cm" svg:y2="3.42cm"><text:p/></draw:line><draw:line text:anchor-type="paragraph" draw:z-index="33" draw:style-name="gr8" draw:text-style-name="P3" svg:x1="4.99cm" svg:y1="2.369cm" svg:x2="11.515cm" svg:y2="2.369cm"><text:p/></draw:line><draw:line text:anchor-type="paragraph" draw:z-index="32" draw:style-name="gr8" draw:text-style-name="P3" svg:x1="4.99cm" svg:y1="1.355cm" svg:x2="11.515cm" svg:y2="1.355cm"><text:p/></draw:line><draw:line text:anchor-type="paragraph" draw:z-index="31" draw:style-name="gr8" draw:text-style-name="P3" svg:x1="10.317cm" svg:y1="0.34cm" svg:x2="10.317cm" svg:y2="4.469cm"><text:p/></draw:line><draw:line text:anchor-type="paragraph" draw:z-index="30" draw:style-name="gr8" draw:text-style-name="P3" svg:x1="8.162cm" svg:y1="0.34cm" svg:x2="8.162cm" svg:y2="4.469cm"><text:p/></draw:line><draw:line text:anchor-type="paragraph" draw:z-index="29" draw:style-name="gr8" draw:text-style-name="P3" svg:x1="9.248cm" svg:y1="0.34cm" svg:x2="9.248cm" svg:y2="4.469cm"><text:p/></draw:line><draw:line text:anchor-type="paragraph" draw:z-index="28" draw:style-name="gr8" draw:text-style-name="P3" svg:x1="7.108cm" svg:y1="0.34cm" svg:x2="7.108cm" svg:y2="4.469cm"><text:p/></draw:line><draw:line text:anchor-type="paragraph" draw:z-index="27" draw:style-name="gr8" draw:text-style-name="P3" svg:x1="5.985cm" svg:y1="0.34cm" svg:x2="5.985cm" svg:y2="4.469cm"><text:p/></draw:line><draw:rect text:anchor-type="paragraph" draw:z-index="26" draw:style-name="gr19" draw:text-style-name="P3" svg:width="6.525cm" svg:height="4.13cm" svg:x="4.99cm" svg:y="0.34cm"><text:p/></draw:rect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text:s text:c="30"/>上副图画出了一条等值线的一部分</text:p>
      <text:p text:style-name="Standard"/>
      <text:p text:style-name="Standard"/>
      <text:p text:style-name="Standard"/>
      <text:p text:style-name="Standard"/>
      <text:p text:style-name="Standard"><draw:frame text:anchor-type="paragraph" draw:z-index="70" draw:style-name="gr21" svg:width="2.156cm" svg:height="0.757cm" svg:x="13.083cm" svg:y="1.478cm"><draw:text-box><text:p>clipRect</text:p></draw:text-box></draw:frame><draw:line text:anchor-type="paragraph" draw:z-index="69" draw:style-name="gr8" draw:text-style-name="P3" svg:x1="9.929cm" svg:y1="3.118cm" svg:x2="12.732cm" svg:y2="1.792cm"><text:p/></draw:line><draw:line text:anchor-type="paragraph" draw:z-index="67" draw:style-name="gr8" draw:text-style-name="P3" svg:x1="7.108cm" svg:y1="0.743cm" svg:x2="7.387cm" svg:y2="1.355cm"><text:p/></draw:line><draw:line text:anchor-type="paragraph" draw:z-index="66" draw:style-name="gr8" draw:text-style-name="P3" svg:x1="6.299cm" svg:y1="1.355cm" svg:x2="7.109cm" svg:y2="0.743cm"><text:p/></draw:line><draw:line text:anchor-type="paragraph" draw:z-index="63" draw:style-name="gr8" draw:text-style-name="P3" svg:x1="6.299cm" svg:y1="2.369cm" svg:x2="6.299cm" svg:y2="1.355cm"><text:p/></draw:line><draw:line text:anchor-type="paragraph" draw:z-index="62" draw:style-name="gr8" draw:text-style-name="P3" svg:x1="7.109cm" svg:y1="3.046cm" svg:x2="6.299cm" svg:y2="2.369cm"><text:p/></draw:line><draw:line text:anchor-type="paragraph" draw:z-index="61" draw:style-name="gr8" draw:text-style-name="P3" svg:x1="7.404cm" svg:y1="3.42cm" svg:x2="7.108cm" svg:y2="3.046cm"><text:p/></draw:line><draw:line text:anchor-type="paragraph" draw:z-index="59" draw:style-name="gr8" draw:text-style-name="P3" svg:x1="9.248cm" svg:y1="1.834cm" svg:x2="10.317cm" svg:y2="1.889cm"><text:p/></draw:line><draw:line text:anchor-type="paragraph" draw:z-index="58" draw:style-name="gr8" draw:text-style-name="P3" svg:x1="8.879cm" svg:y1="2.368cm" svg:x2="9.248cm" svg:y2="1.834cm"><text:p/></draw:line><draw:line text:anchor-type="paragraph" draw:z-index="57" draw:style-name="gr8" draw:text-style-name="P3" svg:x1="8.751cm" svg:y1="3.42cm" svg:x2="8.88cm" svg:y2="2.369cm"><text:p/></draw:line><draw:line text:anchor-type="paragraph" draw:z-index="55" draw:style-name="gr8" draw:text-style-name="P3" svg:x1="7.108cm" svg:y1="3.806cm" svg:x2="7.404cm" svg:y2="3.42cm"><text:p/></draw:line><draw:line text:anchor-type="paragraph" draw:z-index="54" draw:style-name="gr8" draw:text-style-name="P3" svg:x1="6.299cm" svg:y1="4.469cm" svg:x2="7.109cm" svg:y2="3.806cm"><text:p/></draw:line><draw:line text:anchor-type="paragraph" draw:z-index="53" draw:style-name="gr8" draw:text-style-name="P3" svg:x1="4.99cm" svg:y1="3.42cm" svg:x2="11.515cm" svg:y2="3.42cm"><text:p/></draw:line><draw:line text:anchor-type="paragraph" draw:z-index="52" draw:style-name="gr8" draw:text-style-name="P3" svg:x1="4.99cm" svg:y1="2.369cm" svg:x2="11.515cm" svg:y2="2.369cm"><text:p/></draw:line><draw:line text:anchor-type="paragraph" draw:z-index="51" draw:style-name="gr8" draw:text-style-name="P3" svg:x1="4.99cm" svg:y1="1.355cm" svg:x2="11.515cm" svg:y2="1.355cm"><text:p/></draw:line><draw:line text:anchor-type="paragraph" draw:z-index="50" draw:style-name="gr8" draw:text-style-name="P3" svg:x1="10.317cm" svg:y1="0.34cm" svg:x2="10.317cm" svg:y2="4.469cm"><text:p/></draw:line><draw:line text:anchor-type="paragraph" draw:z-index="49" draw:style-name="gr8" draw:text-style-name="P3" svg:x1="8.162cm" svg:y1="0.34cm" svg:x2="8.162cm" svg:y2="4.469cm"><text:p/></draw:line><draw:line text:anchor-type="paragraph" draw:z-index="48" draw:style-name="gr8" draw:text-style-name="P3" svg:x1="9.248cm" svg:y1="0.34cm" svg:x2="9.248cm" svg:y2="4.469cm"><text:p/></draw:line><draw:line text:anchor-type="paragraph" draw:z-index="47" draw:style-name="gr8" draw:text-style-name="P3" svg:x1="7.108cm" svg:y1="0.34cm" svg:x2="7.108cm" svg:y2="4.469cm"><text:p/></draw:line><draw:line text:anchor-type="paragraph" draw:z-index="46" draw:style-name="gr8" draw:text-style-name="P3" svg:x1="5.985cm" svg:y1="0.34cm" svg:x2="5.985cm" svg:y2="4.469cm"><text:p/></draw:line><draw:rect text:anchor-type="paragraph" draw:z-index="45" draw:style-name="gr19" draw:text-style-name="P3" svg:width="6.525cm" svg:height="4.13cm" svg:x="4.99cm" svg:y="0.34cm"><text:p/></draw:rect><draw:line text:anchor-type="paragraph" draw:z-index="78" draw:style-name="gr22" draw:text-style-name="P3" svg:x1="10.026cm" svg:y1="1.792cm" svg:x2="12.952cm" svg:y2="0.277cm"><text:p/></draw:line><draw:frame text:anchor-type="paragraph" draw:z-index="83" draw:style-name="gr9" svg:width="1.458cm" svg:height="0.553cm" svg:x="13.229cm" svg:y="0.226cm"><draw:text-box><text:p>始点2</text:p></draw:text-box></draw:frame></text:p>
      <text:p text:style-name="Standard"><draw:line text:anchor-type="paragraph" draw:z-index="77" draw:style-name="gr23" draw:text-style-name="P3" svg:x1="3.332cm" svg:y1="0.355cm" svg:x2="7.276cm" svg:y2="0.889cm"><text:p/></draw:line><draw:frame text:anchor-type="paragraph" draw:z-index="81" draw:style-name="gr9" svg:width="1.458cm" svg:height="0.553cm" svg:x="1.432cm" svg:y="0.191cm"><draw:text-box><text:p>起点2</text:p></draw:text-box></draw:frame></text:p>
      <text:p text:style-name="Standard"><draw:ellipse text:anchor-type="paragraph" draw:z-index="73" draw:style-name="gr8" draw:text-style-name="P3" svg:width="0.112cm" svg:height="0.078cm" svg:x="7.276cm" svg:y="0.339cm"><text:p/></draw:ellipse><draw:line text:anchor-type="paragraph" draw:z-index="64" draw:style-name="gr8" draw:text-style-name="P3" svg:x1="7.387cm" svg:y1="0.254cm" svg:x2="7.719cm" svg:y2="1.268cm"><text:p/></draw:line><draw:rect text:anchor-type="paragraph" draw:z-index="68" draw:style-name="gr13" draw:text-style-name="P3" svg:width="3.079cm" svg:height="2.451cm" svg:x="6.944cm" svg:y="0.416cm"><text:p/></draw:rect><draw:line text:anchor-type="paragraph" draw:z-index="60" draw:style-name="gr8" draw:text-style-name="P3" svg:x1="10.317cm" svg:y1="0.789cm" svg:x2="11.515cm" svg:y2="0.339cm"><text:p/></draw:line></text:p>
      <text:p text:style-name="Standard"><draw:circle text:anchor-type="paragraph" draw:z-index="75" draw:style-name="gr8" draw:text-style-name="P3" svg:width="0.098cm" svg:height="0.098cm" svg:x="9.929cm" svg:y="0.141cm"><text:p/></draw:circle></text:p>
      <text:p text:style-name="Standard"><draw:frame text:anchor-type="paragraph" draw:z-index="82" draw:style-name="gr9" svg:width="1.458cm" svg:height="0.553cm" svg:x="1.432cm" svg:y="0.43cm"><draw:text-box><text:p>始点1</text:p></draw:text-box></draw:frame><draw:line text:anchor-type="paragraph" draw:z-index="65" draw:style-name="gr8" draw:text-style-name="P3" svg:x1="7.719cm" svg:y1="0.168cm" svg:x2="8.162cm" svg:y2="0.905cm"><text:p/></draw:line></text:p>
      <text:p text:style-name="Standard"><draw:circle text:anchor-type="paragraph" draw:z-index="74" draw:style-name="gr8" draw:text-style-name="P3" svg:width="0.075cm" svg:height="0.075cm" svg:x="6.851cm" svg:y="0.014cm"><text:p/></draw:circle><draw:line text:anchor-type="paragraph" draw:z-index="76" draw:style-name="gr22" draw:text-style-name="P3" svg:x1="3.681cm" svg:y1="0.254cm" svg:x2="6.851cm" svg:y2="0.088cm"><text:p/></draw:line><draw:line text:anchor-type="paragraph" draw:z-index="56" draw:style-name="gr8" draw:text-style-name="P3" svg:x1="8.162cm" svg:y1="0.355cm" svg:x2="8.751cm" svg:y2="0.669cm"><text:p/></draw:line></text:p>
      <text:p text:style-name="Standard"/>
      <text:p text:style-name="Standard"><draw:line text:anchor-type="paragraph" draw:z-index="71" draw:style-name="gr22" draw:text-style-name="P3" svg:x1="3.201cm" svg:y1="0.517cm" svg:x2="6.944cm" svg:y2="0.115cm"><text:p/></draw:line><draw:ellipse text:anchor-type="paragraph" draw:z-index="72" draw:style-name="gr8" draw:text-style-name="P3" svg:width="0.094cm" svg:height="0.091cm" svg:x="6.851cm" svg:y="0.115cm"><text:p/></draw:ellipse><draw:frame text:anchor-type="paragraph" draw:z-index="79" draw:style-name="gr9" svg:width="1.458cm" svg:height="0.553cm" svg:x="1.175cm" svg:y="0.388cm"><draw:text-box><text:p>起点1</text:p></draw:text-box></draw:frame><draw:ellipse text:anchor-type="paragraph" draw:z-index="80" draw:style-name="gr8" draw:text-style-name="P3" svg:width="0.094cm" svg:height="0.091cm" svg:x="6.851cm" svg:y="0.115cm"><text:p/></draw:ellipse></text:p>
      <text:p text:style-name="Standard"/>
      <text:p text:style-name="Standard"><text:s text:c="26"/>上副图画出了一条等值线的两个部分</text:p>
      <text:p text:style-name="Standard"/>
      <text:p text:style-name="Standard">等等，还可以为画出等值线的多个部分。为此，我们需要找出每个部分等值线的起点和结束点。</text:p>
      <text:p text:style-name="Standard"/>
      <text:p text:style-name="Standard"><draw:line text:anchor-type="paragraph" draw:z-index="106" draw:style-name="gr8" draw:text-style-name="P3" svg:x1="8.162cm" svg:y1="3.106cm" svg:x2="8.751cm" svg:y2="3.42cm"><text:p/></draw:line><draw:line text:anchor-type="paragraph" draw:z-index="105" draw:style-name="gr8" draw:text-style-name="P3" svg:x1="7.108cm" svg:y1="0.743cm" svg:x2="7.387cm" svg:y2="1.355cm"><text:p/></draw:line><draw:line text:anchor-type="paragraph" draw:z-index="104" draw:style-name="gr8" draw:text-style-name="P3" svg:x1="6.299cm" svg:y1="1.355cm" svg:x2="7.109cm" svg:y2="0.743cm"><text:p/></draw:line><draw:line text:anchor-type="paragraph" draw:z-index="103" draw:style-name="gr8" draw:text-style-name="P3" svg:x1="7.719cm" svg:y1="2.369cm" svg:x2="8.162cm" svg:y2="3.106cm"><text:p/></draw:line><draw:line text:anchor-type="paragraph" draw:z-index="102" draw:style-name="gr8" draw:text-style-name="P3" svg:x1="7.387cm" svg:y1="1.355cm" svg:x2="7.719cm" svg:y2="2.369cm"><text:p/></draw:line><draw:line text:anchor-type="paragraph" draw:z-index="101" draw:style-name="gr8" draw:text-style-name="P3" svg:x1="6.299cm" svg:y1="2.369cm" svg:x2="6.299cm" svg:y2="1.355cm"><text:p/></draw:line><draw:line text:anchor-type="paragraph" draw:z-index="100" draw:style-name="gr8" draw:text-style-name="P3" svg:x1="7.109cm" svg:y1="3.046cm" svg:x2="6.299cm" svg:y2="2.369cm"><text:p/></draw:line><draw:line text:anchor-type="paragraph" draw:z-index="99" draw:style-name="gr8" draw:text-style-name="P3" svg:x1="7.404cm" svg:y1="3.42cm" svg:x2="7.108cm" svg:y2="3.046cm"><text:p/></draw:line><draw:line text:anchor-type="paragraph" draw:z-index="98" draw:style-name="gr8" draw:text-style-name="P3" svg:x1="10.317cm" svg:y1="1.89cm" svg:x2="11.515cm" svg:y2="1.595cm"><text:p/></draw:line><draw:line text:anchor-type="paragraph" draw:z-index="97" draw:style-name="gr8" draw:text-style-name="P3" svg:x1="9.248cm" svg:y1="1.834cm" svg:x2="10.317cm" svg:y2="1.889cm"><text:p/></draw:line><draw:line text:anchor-type="paragraph" draw:z-index="96" draw:style-name="gr8" draw:text-style-name="P3" svg:x1="8.879cm" svg:y1="2.368cm" svg:x2="9.248cm" svg:y2="1.834cm"><text:p/></draw:line><draw:line text:anchor-type="paragraph" draw:z-index="95" draw:style-name="gr8" draw:text-style-name="P3" svg:x1="8.751cm" svg:y1="3.42cm" svg:x2="8.88cm" svg:y2="2.369cm"><text:p/></draw:line><draw:line text:anchor-type="paragraph" draw:z-index="93" draw:style-name="gr8" draw:text-style-name="P3" svg:x1="6.299cm" svg:y1="4.469cm" svg:x2="7.109cm" svg:y2="3.806cm"><text:p/></draw:line><draw:line text:anchor-type="paragraph" draw:z-index="92" draw:style-name="gr8" draw:text-style-name="P3" svg:x1="4.99cm" svg:y1="3.42cm" svg:x2="11.515cm" svg:y2="3.42cm"><text:p/></draw:line><draw:line text:anchor-type="paragraph" draw:z-index="91" draw:style-name="gr8" draw:text-style-name="P3" svg:x1="4.99cm" svg:y1="2.369cm" svg:x2="11.515cm" svg:y2="2.369cm"><text:p/></draw:line><draw:line text:anchor-type="paragraph" draw:z-index="90" draw:style-name="gr8" draw:text-style-name="P3" svg:x1="4.99cm" svg:y1="1.355cm" svg:x2="11.515cm" svg:y2="1.355cm"><text:p/></draw:line><draw:line text:anchor-type="paragraph" draw:z-index="89" draw:style-name="gr8" draw:text-style-name="P3" svg:x1="10.317cm" svg:y1="0.34cm" svg:x2="10.317cm" svg:y2="4.469cm"><text:p/></draw:line><draw:line text:anchor-type="paragraph" draw:z-index="88" draw:style-name="gr8" draw:text-style-name="P3" svg:x1="8.162cm" svg:y1="0.34cm" svg:x2="8.162cm" svg:y2="4.469cm"><text:p/></draw:line><draw:line text:anchor-type="paragraph" draw:z-index="87" draw:style-name="gr8" draw:text-style-name="P3" svg:x1="9.248cm" svg:y1="0.34cm" svg:x2="9.248cm" svg:y2="4.469cm"><text:p/></draw:line><draw:line text:anchor-type="paragraph" draw:z-index="86" draw:style-name="gr8" draw:text-style-name="P3" svg:x1="7.108cm" svg:y1="0.34cm" svg:x2="7.108cm" svg:y2="4.469cm"><text:p/></draw:line><draw:line text:anchor-type="paragraph" draw:z-index="85" draw:style-name="gr8" draw:text-style-name="P3" svg:x1="5.985cm" svg:y1="0.34cm" svg:x2="5.985cm" svg:y2="4.469cm"><text:p/></draw:line><draw:rect text:anchor-type="paragraph" draw:z-index="84" draw:style-name="gr19" draw:text-style-name="P3" svg:width="6.525cm" svg:height="4.13cm" svg:x="4.99cm" svg:y="0.34cm"><text:p/></draw:rect></text:p>
      <text:p text:style-name="Standard"><draw:frame text:anchor-type="paragraph" draw:z-index="113" draw:style-name="gr5" svg:width="0.241cm" svg:height="0.553cm" svg:x="6.059cm" svg:y="0.252cm"><draw:text-box><text:p>6</text:p></draw:text-box></draw:frame></text:p>
      <text:p text:style-name="Standard"/>
      <text:p text:style-name="Standard"/>
      <text:p text:style-name="Standard"><draw:frame text:anchor-type="paragraph" draw:z-index="111" draw:style-name="gr27" svg:width="0.177cm" svg:height="0.553cm" svg:x="7.108cm" svg:y="0.466cm"><draw:text-box><text:p>4</text:p></draw:text-box></draw:frame><draw:frame text:anchor-type="paragraph" draw:z-index="112" draw:style-name="gr5" svg:width="0.241cm" svg:height="0.553cm" svg:x="6.177cm" svg:y="0.168cm"><draw:text-box><text:p>5</text:p></draw:text-box></draw:frame></text:p>
      <text:p text:style-name="Standard"><draw:frame text:anchor-type="paragraph" draw:z-index="110" draw:style-name="gr26" svg:width="0.304cm" svg:height="0.553cm" svg:x="7.414cm" svg:y="0.503cm"><draw:text-box><text:p>3</text:p></draw:text-box></draw:frame><draw:rect text:anchor-type="paragraph" draw:z-index="107" draw:style-name="gr24" draw:text-style-name="P3" svg:width="2.553cm" svg:height="1.587cm" svg:x="5.745cm" svg:y="0.132cm"><text:p/></draw:rect></text:p>
      <text:p text:style-name="Standard"><draw:line text:anchor-type="paragraph" draw:z-index="94" draw:style-name="gr8" draw:text-style-name="P3" svg:x1="7.108cm" svg:y1="0.504cm" svg:x2="7.404cm" svg:y2="0.118cm"><text:p/></draw:line><draw:frame text:anchor-type="paragraph" draw:z-index="109" draw:style-name="gr7" svg:width="0.306cm" svg:height="0.553cm" svg:x="7.108cm" svg:y="0.342cm"><draw:text-box><text:p>2</text:p></draw:text-box></draw:frame></text:p>
      <text:p text:style-name="Standard"><draw:frame text:anchor-type="paragraph" draw:z-index="108" draw:style-name="gr25" svg:width="0.177cm" svg:height="0.553cm" svg:x="6.122cm" svg:y="0.325cm"><draw:text-box><text:p>1</text:p></draw:text-box></draw:frame></text:p>
      <text:p text:style-name="Standard"/>
      <text:p text:style-name="Standard">对于相交的每<text:tab/>&amp;条等值线，采用逐个点遍历的方法：</text:p>
      <text:p text:style-name="Standard"><text:s/></text:p>
      <text:p text:style-name="Standard">int <text:s/>i＝ 0;</text:p>
      <text:p text:style-name="Standard">bool <text:s/>lineStart = false;</text:p>
      <text:p text:style-name="Standard">从第一个点开始，直到最后一个点</text:p>
      <text:p text:style-name="Standard"><text:s text:c="4"/>如果lineStart为false且第i点在clipRect内，那么找到其前一点，使第i点与第i－1点组成一条直线。与clipRect相交的那条边求出交点记为startPoint,记i为startNumber。如果i=0，表明第一点在clipRect内，那么让startPoint＝NULL，用不着求相交点。</text:p>
      <text:p text:style-name="Standard"><text:s text:c="4"/>如果lineStart为true且第i点不在clipRect内，那么找到其前一点，使第i点与第i－1点组成一条直线。与clipRect相交的那条边求出交点记为endPoint,记i为endNumber。</text:p>
      <text:p text:style-name="Standard"><text:s text:c="4"/>如果lineStart的最后一点在clipRect内，那么置endPoint＝NULL。</text:p>
      <text:p text:style-name="Standard"><text:s text:c="4"/>那么分别画出从startNumber到endNumberendNumber的线段，和startPoint和startNumber的那一点的连线，endPoint和endNumber的那一点的连线，</text:p>
      <text:p text:style-name="Standard"/>
      <text:p text:style-name="Standard"><text:s/></text:p>
      <text:p text:style-name="Standard"/>
      <text:p text:style-name="Standard"/>
      <text:p text:style-name="Standard"><text:soft-page-break/></text:p>
      <text:p text:style-name="Standard"><draw:frame text:anchor-type="paragraph" draw:z-index="140" draw:style-name="gr34" svg:width="1.401cm" svg:height="0.812cm" svg:x="12.141cm" svg:y="0.231cm"><draw:text-box><text:p>过渡点2</text:p></draw:text-box></draw:frame></text:p>
      <text:p text:style-name="Standard"><draw:frame text:anchor-type="paragraph" draw:z-index="133" draw:style-name="gr31" svg:width="0.242cm" svg:height="0.553cm" svg:x="5.339cm" svg:y="0.252cm"><draw:text-box><text:p>1</text:p></draw:text-box></draw:frame></text:p>
      <text:p text:style-name="Standard"><draw:custom-shape text:anchor-type="paragraph" draw:z-index="131" draw:style-name="gr29" svg:width="0.996cm" svg:height="0.145cm" svg:x="4.99cm" svg:y="0.33cm"><text:p/><draw:enhanced-geometry svg:viewBox="0 0 21600 21600" draw:text-areas="?f5 ?f1 ?f6 ?f3" draw:mirror-vertical="true" draw:type="left-right-arrow" draw:modifiers="6002.12389380531 8006.89655172414" draw:enhanced-path="M 0 10800 L ?f0 0 ?f0 ?f1 ?f2 ?f1 ?f2 0 21600 10800 ?f2 21600 ?f2 ?f3 ?f0 ?f3 ?f0 21600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34" draw:style-name="gr32" svg:width="1.161cm" svg:height="0.553cm" svg:x="3.59cm" svg:y="0.272cm"><draw:text-box><text:p>(0,0)</text:p></draw:text-box></draw:frame><draw:custom-shape text:anchor-type="paragraph" draw:z-index="139" draw:style-name="gr29" svg:width="0.204cm" svg:height="2.304cm" svg:x="12.861cm" svg:y="0.402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frame text:anchor-type="paragraph" draw:z-index="143" draw:style-name="gr35" svg:width="0.278cm" svg:height="0.553cm" svg:x="6.371cm" svg:y="0.339cm"><draw:text-box><text:p>2</text:p></draw:text-box></draw:frame><draw:frame text:anchor-type="paragraph" draw:z-index="144" draw:style-name="gr35" svg:width="0.295cm" svg:height="0.553cm" svg:x="8.565cm" svg:y="0.339cm"><draw:text-box><text:p>4</text:p></draw:text-box></draw:frame><draw:frame text:anchor-type="paragraph" draw:z-index="145" draw:style-name="gr35" svg:width="0.295cm" svg:height="0.553cm" svg:x="9.543cm" svg:y="0.339cm"><draw:text-box><text:p>5</text:p></draw:text-box></draw:frame><draw:frame text:anchor-type="paragraph" draw:z-index="146" draw:style-name="gr35" svg:width="0.295cm" svg:height="0.553cm" svg:x="10.649cm" svg:y="0.339cm"><draw:text-box><text:p>6</text:p></draw:text-box></draw:frame><draw:frame text:anchor-type="paragraph" draw:z-index="147" draw:style-name="gr35" svg:width="0.278cm" svg:height="0.553cm" svg:x="5.322cm" svg:y="0.339cm"><draw:text-box><text:p>1</text:p></draw:text-box></draw:frame><draw:frame text:anchor-type="paragraph" draw:z-index="150" draw:style-name="gr35" svg:width="0.278cm" svg:height="0.553cm" svg:x="7.495cm" svg:y="0.339cm"><draw:text-box><text:p>3</text:p></draw:text-box></draw:frame></text:p>
      <text:p text:style-name="Standard"><draw:rect text:anchor-type="paragraph" draw:z-index="114" draw:style-name="gr19" draw:text-style-name="P3" svg:width="9.475cm" svg:height="6.577cm" svg:x="4.99cm" svg:y="0.34cm"><text:p/></draw:rect><draw:line text:anchor-type="paragraph" draw:z-index="115" draw:style-name="gr8" draw:text-style-name="P3" svg:x1="5.985cm" svg:y1="0.34cm" svg:x2="5.985cm" svg:y2="6.916cm"><text:p/></draw:line><draw:line text:anchor-type="paragraph" draw:z-index="116" draw:style-name="gr8" draw:text-style-name="P3" svg:x1="7.108cm" svg:y1="0.34cm" svg:x2="7.108cm" svg:y2="6.916cm"><text:p/></draw:line><draw:line text:anchor-type="paragraph" draw:z-index="117" draw:style-name="gr8" draw:text-style-name="P3" svg:x1="9.248cm" svg:y1="0.34cm" svg:x2="9.248cm" svg:y2="6.916cm"><text:p/></draw:line><draw:line text:anchor-type="paragraph" draw:z-index="119" draw:style-name="gr8" draw:text-style-name="P3" svg:x1="10.317cm" svg:y1="0.34cm" svg:x2="10.317cm" svg:y2="6.916cm"><text:p/></draw:line><draw:line text:anchor-type="paragraph" draw:z-index="128" draw:style-name="gr8" draw:text-style-name="P3" svg:x1="11.441cm" svg:y1="0.34cm" svg:x2="11.441cm" svg:y2="6.916cm"><text:p/></draw:line><draw:line text:anchor-type="paragraph" draw:z-index="127" draw:style-name="gr8" draw:text-style-name="P3" svg:x1="12.531cm" svg:y1="0.34cm" svg:x2="12.531cm" svg:y2="6.916cm"><text:p/></draw:line><draw:line text:anchor-type="paragraph" draw:z-index="126" draw:style-name="gr8" draw:text-style-name="P3" svg:x1="13.506cm" svg:y1="0.34cm" svg:x2="13.506cm" svg:y2="6.916cm"><text:p/></draw:line><draw:polyline text:anchor-type="paragraph" draw:z-index="129" draw:style-name="gr28" draw:text-style-name="P3" svg:width="6.336cm" svg:height="8.199cm" draw:transform="rotate (-0.829729526397948) translate (10.7295774739619cm -2.41765483447336cm)" svg:viewBox="0 0 6337 8200" draw:points="76,109824 720,109962 132,110851 0,111402 447,112361 1369,111983 896,113073 675,113596 1494,113621 2333,113339 2724,114022 4255,113196 4771,113245 4961,112369 5114,111585 5042,110371 4350,110361 4878,109322 4956,108918 5287,108219 4977,107411 5823,107387 6337,107408 5532,105822"><text:p/></draw:polyline><draw:custom-shape text:anchor-type="paragraph" draw:z-index="130" draw:style-name="gr29" svg:width="0.239cm" svg:height="0.886cm" svg:x="4.272cm" svg:y="0.367cm"><text:p/><draw:enhanced-geometry svg:viewBox="0 0 21600 21600" draw:text-areas="?f0 ?f8 ?f2 ?f9" draw:type="up-down-arrow" draw:modifiers="6670.58823529412 5840.15904572565" draw:enhanced-path="M 0 ?f1 L 10800 0 21600 ?f1 ?f2 ?f1 ?f2 ?f3 21600 ?f3 10800 21600 0 ?f3 ?f0 ?f3 ?f0 ?f1 Z N"><draw:equation draw:name="f0" draw:formula="$0 "/><draw:equation draw:name="f1" draw:formula="$1 "/><draw:equation draw:name="f2" draw:formula="21600-$0 "/><draw:equation draw:name="f3" draw:formula="21600-$1 "/><draw:equation draw:name="f4" draw:formula="10800-$1 "/><draw:equation draw:name="f5" draw:formula="$0 *?f4 /10800"/><draw:equation draw:name="f6" draw:formula="21600-?f5 "/><draw:equation draw:name="f7" draw:formula="10800-$0 "/><draw:equation draw:name="f8" draw:formula="$1 *?f7 /10800"/><draw:equation draw:name="f9" draw:formula="21600-?f8 "/><draw:handle draw:handle-position="$0 $1" draw:handle-range-x-minimum="0" draw:handle-range-x-maximum="10800" draw:handle-range-y-minimum="0" draw:handle-range-y-maximum="10800"/></draw:enhanced-geometry></draw:custom-shape><draw:frame text:anchor-type="paragraph" draw:z-index="132" draw:style-name="gr30" svg:width="0.26cm" svg:height="0.553cm" svg:x="3.919cm" svg:y="0.513cm"><draw:text-box><text:p>1</text:p></draw:text-box></draw:frame><draw:line text:anchor-type="paragraph" draw:z-index="118" draw:style-name="gr8" draw:text-style-name="P3" svg:x1="8.162cm" svg:y1="0.34cm" svg:x2="8.162cm" svg:y2="6.916cm"><text:p/></draw:line></text:p>
      <text:p text:style-name="Standard"><draw:frame text:anchor-type="paragraph" draw:z-index="148" draw:style-name="gr35" svg:width="0.278cm" svg:height="0.553cm" svg:x="4.604cm" svg:y="0.081cm"><draw:text-box><text:p>1</text:p></draw:text-box></draw:frame></text:p>
      <text:p text:style-name="Standard"><draw:line text:anchor-type="paragraph" draw:z-index="120" draw:style-name="gr8" draw:text-style-name="P3" svg:x1="4.99cm" svg:y1="0.254cm" svg:x2="14.464cm" svg:y2="0.249cm"><text:p/></draw:line><draw:frame text:anchor-type="paragraph" draw:z-index="149" draw:style-name="gr35" svg:width="0.278cm" svg:height="0.553cm" svg:x="4.528cm" svg:y="0.526cm"><draw:text-box><text:p>2</text:p></draw:text-box></draw:frame></text:p>
      <text:p text:style-name="Standard"/>
      <text:p text:style-name="Standard"><draw:line text:anchor-type="paragraph" draw:z-index="125" draw:style-name="gr8" draw:text-style-name="P3" svg:x1="4.99cm" svg:y1="3.044cm" svg:x2="14.464cm" svg:y2="3.044cm"><text:p/></draw:line><draw:line text:anchor-type="paragraph" draw:z-index="124" draw:style-name="gr8" draw:text-style-name="P3" svg:x1="4.99cm" svg:y1="3.912cm" svg:x2="14.464cm" svg:y2="3.886cm"><text:p/></draw:line><draw:line text:anchor-type="paragraph" draw:z-index="123" draw:style-name="gr8" draw:text-style-name="P3" svg:x1="4.99cm" svg:y1="0.125cm" svg:x2="14.464cm" svg:y2="0.125cm"><text:p/></draw:line><draw:line text:anchor-type="paragraph" draw:z-index="122" draw:style-name="gr8" draw:text-style-name="P3" svg:x1="4.99cm" svg:y1="1.127cm" svg:x2="14.464cm" svg:y2="1.127cm"><text:p/></draw:line><draw:line text:anchor-type="paragraph" draw:z-index="121" draw:style-name="gr8" draw:text-style-name="P3" svg:x1="4.99cm" svg:y1="2.176cm" svg:x2="14.464cm" svg:y2="2.171cm"><text:p/></draw:line><draw:frame text:anchor-type="paragraph" draw:z-index="151" draw:style-name="gr35" svg:width="0.205cm" svg:height="0.553cm" svg:x="4.584cm" svg:y="0.337cm"><draw:text-box><text:p>3</text:p></draw:text-box></draw:frame><draw:rect text:anchor-type="paragraph" draw:z-index="136" draw:style-name="gr33" draw:text-style-name="P3" svg:width="3.559cm" svg:height="3.241cm" svg:x="5.985cm" svg:y="0.125cm"><text:p/></draw:rect></text:p>
      <text:p text:style-name="Standard"><draw:custom-shape text:anchor-type="paragraph" draw:z-index="141" draw:style-name="gr29" svg:width="1.07cm" svg:height="0.211cm" svg:x="13.949cm" svg:y="0.367cm"><text:p/><draw:enhanced-geometry svg:viewBox="0 0 21600 21600" draw:text-areas="?f7 ?f0 21600 ?f2" draw:type="left-arrow" draw:modifiers="5400 54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Standard"><draw:frame text:anchor-type="paragraph" draw:z-index="142" draw:style-name="gr34" svg:width="1.401cm" svg:height="0.812cm" svg:x="14.758cm" svg:y="0.309cm"><draw:text-box><text:p>过渡点3</text:p></draw:text-box></draw:frame><draw:frame text:anchor-type="paragraph" draw:z-index="152" draw:style-name="gr35" svg:width="0.295cm" svg:height="0.553cm" svg:x="4.456cm" svg:y="0.254cm"><draw:text-box><text:p>4</text:p></draw:text-box></draw:frame></text:p>
      <text:p text:style-name="Standard"/>
      <text:p text:style-name="Standard"><draw:frame text:anchor-type="paragraph" draw:z-index="153" draw:style-name="gr35" svg:width="0.295cm" svg:height="0.553cm" svg:x="4.475cm" svg:y="0.095cm"><draw:text-box><text:p>5</text:p></draw:text-box></draw:frame></text:p>
      <text:p text:style-name="Standard"><draw:frame text:anchor-type="paragraph" draw:z-index="154" draw:style-name="gr35" svg:width="0.295cm" svg:height="0.553cm" svg:x="4.473cm" svg:y="0.413cm"><draw:text-box><text:p>6</text:p></draw:text-box></draw:frame></text:p>
      <text:p text:style-name="Standard"/>
      <text:p text:style-name="Standard"><draw:custom-shape text:anchor-type="paragraph" draw:z-index="137" draw:style-name="gr29" svg:width="0.241cm" svg:height="1.329cm" svg:x="8.382cm" svg:y="0.192cm"><text:p/><draw:enhanced-geometry svg:viewBox="0 0 21600 21600" draw:text-areas="?f0 ?f7 ?f2 21600" draw:type="up-arrow" draw:modifiers="7219.09814323607 6621.89781021898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Standard"><draw:frame text:anchor-type="paragraph" draw:z-index="135" draw:style-name="gr32" svg:width="2.23cm" svg:height="0.553cm" svg:x="13.892cm" svg:y="0.434cm"><draw:text-box><text:p>(col,row)</text:p></draw:text-box></draw:frame></text:p>
      <text:p text:style-name="Standard"><draw:frame text:anchor-type="paragraph" draw:z-index="138" draw:style-name="gr34" svg:width="1.401cm" svg:height="0.812cm" svg:x="8.013cm" svg:y="0.494cm"><draw:text-box><text:p>过渡点1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 PL UMing HK" svg:font-family="'AR PL UMing HK'" style:font-family-generic="roman" style:font-pitch="variable"/>
    <style:font-face style:name="Times New Roman" svg:font-family="'Times New Roman'" style:font-family-generic="roman" style:font-pitch="variable"/>
    <style:font-face style:name="AR PL UMing HK1" svg:font-family="'AR PL UMing HK'" style:font-family-generic="swiss" style:font-pitch="variable"/>
    <style:font-face style:name="AR PL UMing HK2" svg:font-family="'AR PL UMing HK'" style:font-family-generic="system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HK" fo:font-size="12pt" fo:language="en" fo:country="US" style:letter-kerning="true" style:font-name-asian="AR PL UMing HK2" style:font-size-asian="10.5pt" style:language-asian="zh" style:country-asian="CN" style:font-name-complex="AR PL UMing HK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 PL UMing HK1" fo:font-size="14pt" style:font-name-asian="AR PL UMing HK2" style:font-size-asian="14pt" style:font-name-complex="AR PL UMing HK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root</meta:initial-creator>
    <meta:creation-date>2009-02-13T16:00:51</meta:creation-date>
    <dc:creator>root</dc:creator>
    <dc:date>2009-02-24T11:20:46</dc:date>
    <meta:editing-cycles>58</meta:editing-cycles>
    <meta:editing-duration>PT10H57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4" meta:paragraph-count="59" meta:word-count="497" meta:character-count="2001"/>
  </office:meta>
</office:document-meta>
</file>